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loext:opacity="100%" style:font-name="OpenSans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loext:opacity="100%" style:font-name="OpenSans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34343" loext:opacity="100%" style:font-name="OpenSans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loext:opacity="100%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3282c" loext:opacity="100%" fo:letter-spacing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434343" loext:opacity="100%" style:font-name="OpenSans" fo:font-size="10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loext:opacity="100%" style:font-name="OpenSans" fo:font-size="10.5pt" fo:letter-spacing="normal" fo:font-style="normal" fo:font-weight="bold"/>
    </style:style>
    <style:style style:name="T3" style:family="text">
      <style:text-properties fo:font-variant="normal" fo:text-transform="none" fo:color="#23282c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SS 3</text:h>
      <text:h text:style-name="P2" text:outline-level="2">Definição e seletores</text:h>
      <text:p text:style-name="P5">Após a criação do HTML a necessidade de formatar as páginas ficou evidente, assim, em 1996, foi criada a linguagem de estilo que conhecemos por CSS.</text:p>
      <text:p text:style-name="P5">A sintaxe é bem simples e pode ser explicada com a frase "você cria regras de estilo para elementos ou grupos de elementos".</text:p>
      <text:p text:style-name="P5">Vamos usar um elemento HTML que vimos anteriormente, a âncora &lt;a&gt;, para exemplificar.</text:p>
      <text:p text:style-name="P5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5">Percebam que podemos colocar vários seletores em uma regra separando-os por vírgula.</text:p>
      <text:p text:style-name="P5">E há um último detalhe nesse exemplo: a pseudo-classe. Elementos HTML sofrem alterações causadas pela interação do usuário, como mover o mouse por cima ou clicar nesse elemento.</text:p>
      <text:p text:style-name="P9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7"> </text:p>
      <text:h text:style-name="P2" text:outline-level="2">ID x Classe</text:h>
      <text:p text:style-name="P5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5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5">O seletor que vimos no primeiro exemplo é um seletor de tipo, pois ele representa um elemento HTML, e com IDs e Classes podemos representar qualquer tipo de elemento mas há algumas diferenças entre eles:</text:p>
      <text:p text:style-name="P5">ID: é representado pelo símbolo # (hash) seguido de um nome para esse ID.</text:p>
      <text:p text:style-name="P5">Classe: a classe é representada de forma parecida do ID, mas é precedida por um ponto em vez do hash.</text:p>
      <text:p text:style-name="P5">E a diferença mais importante entre eles é a forma como devem ser usados: o ID só pode ser usado uma vez em uma página HTML enquanto a classe não tem restrições.</text:p>
      <text:p text:style-name="P7"> </text:p>
      <text:h text:style-name="P3" text:outline-level="3">Exercício</text:h>
      <text:p text:style-name="P5">Vamos adicionar algumas classes no nosso site e alterar alguns elementos, mas antes precisamos adicionar um arquivo CSS a nossa página.</text:p>
      <text:p text:style-name="P9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9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5">Agora sim vamos ao CSS, adicione um ID #title ao h1 da página, pois queremos que ele seja único, e depois adicione as classes .subtitle e .post_title ao h2 e h3, respectivamente.</text:p>
      <text:p text:style-name="P5">No arquivo CSS vamos mudar a cor desses três títulos, e depois alterar o tamanho da fonte do título da postagem.</text:p>
      <text:p text:style-name="P7"> </text:p>
      <text:h text:style-name="P2" text:outline-level="2"><text:soft-page-break/>Box-model</text:h>
      <text:p text:style-name="P5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935759600" text:style-name="L1">
        <text:list-item>
          <text:p text:style-name="P6">As margens (margin) são espaçamentos entre elementos;</text:p>
        </text:list-item>
        <text:list-item>
          <text:p text:style-name="P6">As bordas (border) ;</text:p>
        </text:list-item>
        <text:list-item>
          <text:p text:style-name="P6">O padding é um espaçamento entre as bordas e o conteúdo, a diferença para as margens é que declarações de imagem de fundo funcionam nele;</text:p>
        </text:list-item>
        <text:list-item>
          <text:p text:style-name="P6">O conteúdo (content) é o que o seu bloco representa, um texto, uma imagem, um vídeo;</text:p>
        </text:list-item>
      </text:list>
      <text:p text:style-name="P7"> </text:p>
      <text:h text:style-name="P3" text:outline-level="3">Exercício</text:h>
      <text:p text:style-name="P5">Para enxergamos o box-model vamos adicionar cores e bordas a alguns elementos.</text:p>
      <text:p text:style-name="P9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9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9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5">Agora adicionamos um borda mais escura a ele com a propriedade border. Vou falar mais detalhadamente sobre border mais a frente, mas por enquanto vamos deixar essa borda com 3 pixels de largura, o contorno sólido e a cor azul.</text:p>
      <text:p text:style-name="P9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9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5">E já que começamos a falar sobre bordas e cor de fundo, no próximo vídeo vamos nos aprofundar nessas propriedades.</text:p>
      <text:p text:style-name="P7"> </text:p>
      <text:h text:style-name="P2" text:outline-level="2">Estilizando elementos</text:h>
      <text:p text:style-name="P5">Agora que entendemos o box-model podemos focar em deixar nosso site mais bonito, então vamos repassar pelas propriedades já citadas:</text:p>
      <text:h text:style-name="P3" text:outline-level="3">Padding e Margin</text:h>
      <text:p text:style-name="P9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7"> </text:p>
      <text:p text:style-name="P5">A primeira é colocando um valor para as partes superior e inferior e depois para os lados esquerdo e direito.</text:p>
      <text:p text:style-name="P9"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7"> </text:p>
      <text:p text:style-name="P9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5">Então começamos pelo topo com 15 pixels, passamos o lado direito com 10 pixels, depois para a parte inferior com 5 pixels e por último o lado esquerdo com 0, e sempre nessa ordem.</text:p>
      <text:p text:style-name="P5">Uma boa dica também é que quando o valor for 0 não precisamos não precisamos colocar a unidade.</text:p>
      <text:p text:style-name="P7"><text:soft-page-break/> </text:p>
      <text:p text:style-name="P5">A terceira forma é com as propriedades específicas para cada lado, até agora tínhamos visto atalhos para essas propriedades.</text:p>
      <text:p text:style-name="P5">Essa opção é mais usada quando temos o mesmo valor para 3 lados, e o quarto precisa ter um valor diferente, então usamos o padding com apenas um valor e uma dessas opções para representar o lado diferente.</text:p>
      <text:p text:style-name="P7"> </text:p>
      <text:h text:style-name="P3" text:outline-level="3">Background</text:h>
      <text:p text:style-name="P9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5">Por enquanto veremos apenas como mudar a cor de fundo.</text:p>
      <text:p text:style-name="P7"> </text:p>
      <text:p text:style-name="P5">E aqui temos 3 formas de colocar uma cor de fundo, e ainda existem outras.</text:p>
      <text:p text:style-name="P9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7"> </text:p>
      <text:h text:style-name="P3" text:outline-level="3">Border</text:h>
      <text:p text:style-name="P9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9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7"> </text:p>
      <text:p text:style-name="P9"><text:span text:style-name="Strong_20_Emphasis"><text:span text:style-name="T2">solid</text:span></text:span><text:span text:style-name="T1">: mostra uma borda simples e reta;</text:span></text:p>
      <text:p text:style-name="P9"><text:span text:style-name="Strong_20_Emphasis"><text:span text:style-name="T2">dotted</text:span></text:span><text:span text:style-name="T1">: são bolinhas com um pequeno espaçamento entre elas;</text:span></text:p>
      <text:p text:style-name="P9"><text:span text:style-name="Strong_20_Emphasis"><text:span text:style-name="T2">dashed</text:span></text:span><text:span text:style-name="T1">: forma uma linha tracejada.</text:span></text:p>
      <text:p text:style-name="P5">E aproveitando que mostrei esse código temos que falar sobre como separar a estilização dos lados de uma borda.</text:p>
      <text:p text:style-name="P9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9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5">E depois disso podemos juntar os lados com os aspectos de uma borda e criar uma regra mais específica ainda.</text:p>
      <text:p text:style-name="P7"> </text:p>
      <text:p text:style-name="P8">Border-radius</text:p>
      <text:p text:style-name="P9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9"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4" text:outline-level="3"> </text:h>
      <text:h text:style-name="P3" text:outline-level="3">Exercício</text:h>
      <text:p text:style-name="P5">Neste exercício vamos deixar o nosso site um pouco mais bonito usando as propriedades que acabamos de ver.</text:p>
      <text:p text:style-name="P5">Vamos aumentar o padding para 15 pixels e colocar uma margem de também de 15 pixels só na parte de baixo do post.</text:p>
      <text:p text:style-name="P5">Quando olhamos para os textos percebemos que os espaçamentos estão diferentes do restante do post, então vamos padronizar isso.</text:p>
      <text:p text:style-name="P5"><text:soft-page-break/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5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7"> </text:p>
      <text:h text:style-name="P2" text:outline-level="2">Estilizando textos</text:h>
      <text:p text:style-name="P5">Já sabemos que podemos mudar cor e tamanho de algumas fontes, e agora vamos nos aprofundar nisso.</text:p>
      <text:p text:style-name="P7"> </text:p>
      <text:h text:style-name="P3" text:outline-level="3">font-family</text:h>
      <text:p text:style-name="P5">Com o font-family podemos alterar a fonte dos nossos textos, como uma fonte da internet ou uma que esteja instalada no nosso computador, mas vamos nos ater às fontes seguras, chamadas de web safe fonts.</text:p>
      <text:p text:style-name="P5">Essas fontes são chamadas assim pois são encontradas em quases todos os sistemas e podem ser usadas sem preocupação.</text:p>
      <text:p text:style-name="P7"> </text:p>
      <text:h text:style-name="P3" text:outline-level="3">font-size</text:h>
      <text:p text:style-name="P5">O font-size nos ajuda a mudar o tamanho do texto, existem algumas unidades de medida para ele mas por enquanto os pixels são suficientes para nós.</text:p>
      <text:p text:style-name="P7"> </text:p>
      <text:h text:style-name="P3" text:outline-level="3">font-style</text:h>
      <text:p text:style-name="P9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P9"><text:span text:style-name="T3"> 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5T17:07:12.365000000</meta:creation-date>
    <dc:date>2021-12-15T17:07:47.502000000</dc:date>
    <meta:editing-duration>PT35S</meta:editing-duration>
    <meta:editing-cycles>1</meta:editing-cycles>
    <meta:document-statistic meta:table-count="0" meta:image-count="0" meta:object-count="0" meta:page-count="4" meta:paragraph-count="100" meta:word-count="1703" meta:character-count="9801" meta:non-whitespace-character-count="8162"/>
    <meta:generator>LibreOffice/7.2.2.2$Windows_X86_64 LibreOffice_project/02b2acce88a210515b4a5bb2e46cbfb63fe97d56</meta:generator>
  </office:meta>
</office:document-meta>
</file>